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2pt" style:language-asian="none" style:country-asian="none" style:font-style-asian="normal" style:font-weight-asian="normal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ce3"/>
        <table:table-column table:style-name="co2" table:default-cell-style-name="ce3"/>
        <table:table-column table:style-name="co1" table:default-cell-style-name="ce4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9" office:value-type="string" calcext:value-type="string">
            <text:p>IMU BOARD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3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SCHOTTKY-DIODE</text:p>
          </table:table-cell>
          <table:table-cell office:value-type="string" calcext:value-type="string">
            <text:p>DIODE_SMB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Schottky Diode</text:p>
          </table:table-cell>
          <table:table-cell table:number-columns-repeated="2"/>
          <table:table-cell office:value-type="float" office:value="2454105" calcext:value-type="float">
            <text:p>2454105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4, C8, C10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office:value-type="float" office:value="1759265" calcext:value-type="float">
            <text:p>1759265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5, R6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table:style-name="ce5" office:value-type="float" office:value="2447553" calcext:value-type="float">
            <text:p>2447553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office:value-type="float" office:value="2534050" calcext:value-type="float">
            <text:p>2534050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6, C20, C29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table:style-name="ce6" office:value-type="float" office:value="1463368" calcext:value-type="float">
            <text:p>1463368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table:style-name="ce5" office:value-type="float" office:value="1463368" calcext:value-type="float">
            <text:p>1463368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float" office:value="2447638" calcext:value-type="float">
            <text:p>2447638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POL-EUSMCC</text:p>
          </table:table-cell>
          <table:table-cell office:value-type="string" calcext:value-type="string">
            <text:p>SMC_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OLARIZED CAPACITOR, European symbol</text:p>
          </table:table-cell>
          <table:table-cell table:number-columns-repeated="2"/>
          <table:table-cell office:value-type="float" office:value="1754202" calcext:value-type="float">
            <text:p>1754202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P121-AUJZ33R7</text:p>
          </table:table-cell>
          <table:table-cell office:value-type="string" calcext:value-type="string">
            <text:p>SOT95P280X100-5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50 mA, Low Quiescent Current, CMOS Linear Regulator</text:p>
          </table:table-cell>
          <table:table-cell/>
          <table:table-cell table:style-name="ce2" office:value-type="string" calcext:value-type="string">
            <text:p>ADP121-AUJZ33R7</text:p>
          </table:table-cell>
          <table:table-cell table:style-name="ce7" office:value-type="float" office:value="2074869" calcext:value-type="float">
            <text:p>2074869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SM9DS1</text:p>
          </table:table-cell>
          <table:table-cell office:value-type="string" calcext:value-type="string">
            <text:p>LGA24-8X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SM9DS1 3D accelerometer, gyroscope &amp; magnetometer</text:p>
          </table:table-cell>
          <table:table-cell table:number-columns-repeated="2"/>
          <table:table-cell office:value-type="float" office:value="2532383" calcext:value-type="float">
            <text:p>2532383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82B9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U$1</text:p>
          </table:table-cell>
          <table:table-cell table:style-name="ce3"/>
          <table:table-cell table:number-columns-repeated="2"/>
          <table:table-cell office:value-type="float" office:value="2335586" calcext:value-type="float">
            <text:p>2335586</text:p>
          </table:table-cell>
          <table:table-cell table:style-name="ce8" office:value-type="string" calcext:value-type="string">
            <text:p>on dip socket: 107734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11-2L-B</text:p>
          </table:table-cell>
          <table:table-cell office:value-type="string" calcext:value-type="string">
            <text:p>RJ11-NO_SHIEL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RCOM Modular RJ Jacks No Shield</text:p>
          </table:table-cell>
          <table:table-cell table:style-name="ce2" office:value-type="string" calcext:value-type="string">
            <text:p>TYCO ELECTRONICS</text:p>
          </table:table-cell>
          <table:table-cell table:style-name="ce2" office:value-type="string" calcext:value-type="string">
            <text:p>RJ11-2L-B</text:p>
          </table:table-cell>
          <table:table-cell office:value-type="float" office:value="1137973" calcext:value-type="float">
            <text:p>1137973</text:p>
          </table:table-cell>
          <table:table-cell table:style-name="ce8" office:value-type="float" office:value="3938347" calcext:value-type="float">
            <text:p>3938347</text:p>
          </table:table-cell>
        </table:table-row>
        <table:table-row table:style-name="ro3">
          <table:table-cell table:number-columns-repeated="9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0:09:40.611876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Porr</meta:initial-creator>
    <meta:creation-date>2020-02-05T00:04:24.851583754</meta:creation-date>
    <dc:date>2020-02-05T00:10:19.529711723</dc:date>
    <dc:creator>Bernd Porr</dc:creator>
    <meta:editing-duration>PT4M58S</meta:editing-duration>
    <meta:editing-cycles>3</meta:editing-cycles>
    <meta:generator>LibreOffice/6.0.7.3$Linux_X86_64 LibreOffice_project/00m0$Build-3</meta:generator>
    <meta:document-statistic meta:table-count="1" meta:cell-count="97" meta:object-count="0"/>
  </office:meta>
</office:document-meta>
</file>